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HK" svg:font-family="'Noto Sans HK'" style:font-family-generic="system" style:font-pitch="variable"/>
    <style:font-face style:name="Noto Serif TC" svg:font-family="'Noto Serif TC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officeooo:rsid="0007cc5c" officeooo:paragraph-rsid="0007cc5c"/>
    </style:style>
    <style:style style:name="P2" style:family="paragraph" style:parent-style-name="Standard">
      <style:text-properties style:use-window-font-color="true" loext:opacity="0%" officeooo:rsid="000ef856" officeooo:paragraph-rsid="000ef856"/>
    </style:style>
    <style:style style:name="P3" style:family="paragraph" style:parent-style-name="Standard">
      <style:text-properties style:use-window-font-color="true" loext:opacity="0%" officeooo:rsid="0012ee9e" officeooo:paragraph-rsid="0012ee9e"/>
    </style:style>
    <style:style style:name="P4" style:family="paragraph" style:parent-style-name="Standard">
      <style:text-properties style:use-window-font-color="true" loext:opacity="0%" officeooo:rsid="0008a91c" officeooo:paragraph-rsid="0008a91c"/>
    </style:style>
    <style:style style:name="P5" style:family="paragraph" style:parent-style-name="Standard">
      <style:text-properties style:use-window-font-color="true" loext:opacity="0%" officeooo:rsid="000a5c8a" officeooo:paragraph-rsid="000a5c8a"/>
    </style:style>
    <style:style style:name="P6" style:family="paragraph" style:parent-style-name="Standard">
      <style:text-properties style:use-window-font-color="true" loext:opacity="0%" officeooo:rsid="00093ef9" officeooo:paragraph-rsid="00093ef9"/>
    </style:style>
    <style:style style:name="P7" style:family="paragraph" style:parent-style-name="Standard">
      <style:text-properties style:use-window-font-color="true" loext:opacity="0%" officeooo:rsid="00095716" officeooo:paragraph-rsid="00095716"/>
    </style:style>
    <style:style style:name="P8" style:family="paragraph" style:parent-style-name="Standard">
      <style:text-properties style:use-window-font-color="true" loext:opacity="0%" officeooo:rsid="000b5f55" officeooo:paragraph-rsid="000b5f55"/>
    </style:style>
    <style:style style:name="P9" style:family="paragraph" style:parent-style-name="Standard">
      <style:text-properties style:use-window-font-color="true" loext:opacity="0%" officeooo:rsid="00139ca4" officeooo:paragraph-rsid="00139c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YouTube Video Program</text:p>
      <text:p text:style-name="P1"/>
      <text:p text:style-name="P1">Class: Video</text:p>
      <text:p text:style-name="P1">_title: string</text:p>
      <text:p text:style-name="P1">_author: string</text:p>
      <text:p text:style-name="P1">_length: int</text:p>
      <text:p text:style-name="P1">_comments: List&lt;Comment&gt;</text:p>
      <text:p text:style-name="P1"/>
      <text:p text:style-name="P1">GetCommentNum(): int</text:p>
      <text:p text:style-name="P1">Display(): string</text:p>
      <text:p text:style-name="P2"/>
      <text:p text:style-name="P1">Class: Comment</text:p>
      <text:p text:style-name="P1">_commenter: string</text:p>
      <text:p text:style-name="P1">_text: string</text:p>
      <text:p text:style-name="P1"/>
      <text:p text:style-name="P1">Display(): string</text:p>
      <text:p text:style-name="P1"/>
      <text:p text:style-name="P3">make 3/4 video object(put in a list) → make 3/4 comment object in each video(comment list) → display video → display comment(loop list)</text:p>
      <text:p text:style-name="P1"/>
      <text:p text:style-name="P4">/Online Ordering Program</text:p>
      <text:p text:style-name="P4"/>
      <text:p text:style-name="P4">Class: Product</text:p>
      <text:p text:style-name="P5">_name: string</text:p>
      <text:p text:style-name="P5">_id: int</text:p>
      <text:p text:style-name="P5">_price: double</text:p>
      <text:p text:style-name="P5">_quantity: int</text:p>
      <text:p text:style-name="P5"/>
      <text:p text:style-name="P5">TotalCost(): double</text:p>
      <text:p text:style-name="P2"/>
      <text:p text:style-name="P4">Class: Customer</text:p>
      <text:p text:style-name="P5">_name: string</text:p>
      <text:p text:style-name="P5">_address: Address</text:p>
      <text:p text:style-name="P5"/>
      <text:p text:style-name="P5">InUSA(): bool</text:p>
      <text:p text:style-name="P4"/>
      <text:p text:style-name="P4">Class: Address</text:p>
      <text:p text:style-name="P6">_street: string</text:p>
      <text:p text:style-name="P6">_city: string</text:p>
      <text:p text:style-name="P6">_state: string</text:p>
      <text:p text:style-name="P6">_country: string</text:p>
      <text:p text:style-name="P6"/>
      <text:p text:style-name="P6">InUSA(): bool</text:p>
      <text:p text:style-name="P7">CompleteAddress(): string</text:p>
      <text:p text:style-name="P4"/>
      <text:p text:style-name="P4">Class: Order</text:p>
      <text:p text:style-name="P8">_list: List&lt;Product&gt;</text:p>
      <text:p text:style-name="P8">_customer: Customer</text:p>
      <text:p text:style-name="P8"/>
      <text:p text:style-name="P8"><text:soft-page-break/>TotalCost(): double</text:p>
      <text:p text:style-name="P8">PackingLabel(): string</text:p>
      <text:p text:style-name="P8">ShippingLabel(): string</text:p>
      <text:p text:style-name="P8"/>
      <text:p text:style-name="P9">make 2 order object → make 2/3 product object each(product list)</text:p>
      <text:p text:style-name="P9">packinglabel() product list→ name, id (getter)/display()</text:p>
      <text:p text:style-name="P9">shippinglabel() customer → name, address (getter)/display()</text:p>
      <text:p text:style-name="P9">totalcost() product → product.totalcost(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HK" svg:font-family="'Noto Sans HK'" style:font-family-generic="system" style:font-pitch="variable"/>
    <style:font-face style:name="Noto Serif TC" svg:font-family="'Noto Serif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TC" style:font-size-asian="10.5pt" style:language-asian="zh" style:country-asian="HK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TC" style:font-size-asian="10.5pt" style:language-asian="zh" style:country-asian="HK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HK" style:font-family-asian="'Noto Sans HK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3T17:57:58.901276500</meta:creation-date>
    <dc:date>2025-09-25T13:30:29.162706100</dc:date>
    <meta:editing-duration>PT1H50M41S</meta:editing-duration>
    <meta:editing-cycles>11</meta:editing-cycles>
    <meta:generator>LibreOffice/25.2.5.2$Windows_X86_64 LibreOffice_project/03d19516eb2e1dd5d4ccd751a0d6f35f35e08022</meta:generator>
    <meta:document-statistic meta:table-count="0" meta:image-count="0" meta:object-count="0" meta:page-count="2" meta:paragraph-count="41" meta:word-count="124" meta:character-count="942" meta:non-whitespace-character-count="859"/>
  </office:meta>
</office:document-meta>
</file>